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3"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fo:line-height="100%"/>
      <style:text-properties style:font-name="DejaVu Serif" officeooo:rsid="0003bc7c" officeooo:paragraph-rsid="0003bc7c"/>
    </style:style>
    <style:style style:name="P2" style:family="paragraph" style:parent-style-name="Text_20_body">
      <style:paragraph-properties fo:margin-top="0in" fo:margin-bottom="0in" style:contextual-spacing="false" fo:line-height="100%"/>
      <style:text-properties style:font-name="DejaVu Serif" officeooo:rsid="0003bc7c" officeooo:paragraph-rsid="00077c90"/>
    </style:style>
    <style:style style:name="P3" style:family="paragraph" style:parent-style-name="Text_20_body">
      <style:paragraph-properties fo:margin-top="0in" fo:margin-bottom="0in" style:contextual-spacing="false" fo:line-height="100%"/>
      <style:text-properties style:font-name="DejaVu Serif"/>
    </style:style>
    <style:style style:name="P4" style:family="paragraph" style:parent-style-name="Text_20_body">
      <style:paragraph-properties fo:margin-top="0in" fo:margin-bottom="0in" style:contextual-spacing="false" fo:line-height="100%"/>
      <style:text-properties style:font-name="DejaVu Serif" officeooo:paragraph-rsid="0003bc7c"/>
    </style:style>
    <style:style style:name="P5" style:family="paragraph" style:parent-style-name="Text_20_body">
      <style:paragraph-properties fo:margin-top="0in" fo:margin-bottom="0in" style:contextual-spacing="false" fo:line-height="100%"/>
      <style:text-properties style:font-name="DejaVu Serif" officeooo:paragraph-rsid="00077c90"/>
    </style:style>
    <style:style style:name="P6" style:family="paragraph" style:parent-style-name="Text_20_body">
      <style:paragraph-properties fo:margin-top="0in" fo:margin-bottom="0in" style:contextual-spacing="false" fo:line-height="100%"/>
    </style:style>
    <style:style style:name="P7" style:family="paragraph" style:parent-style-name="Text_20_body">
      <style:paragraph-properties fo:margin-top="0in" fo:margin-bottom="0in" style:contextual-spacing="false" fo:line-height="100%"/>
      <style:text-properties officeooo:paragraph-rsid="00071400"/>
    </style:style>
    <style:style style:name="P8" style:family="paragraph" style:parent-style-name="Text_20_body">
      <style:paragraph-properties fo:margin-top="0in" fo:margin-bottom="0in" style:contextual-spacing="false" fo:line-height="100%"/>
      <style:text-properties officeooo:paragraph-rsid="00077c90"/>
    </style:style>
    <style:style style:name="P9" style:family="paragraph" style:parent-style-name="Text_20_body">
      <style:paragraph-properties fo:margin-top="0in" fo:margin-bottom="0in" style:contextual-spacing="false" fo:line-height="100%"/>
      <style:text-properties officeooo:paragraph-rsid="0003bc7c"/>
    </style:style>
    <style:style style:name="P10" style:family="paragraph" style:parent-style-name="Text_20_body">
      <style:paragraph-properties fo:margin-top="0in" fo:margin-bottom="0in" style:contextual-spacing="false" fo:line-height="100%"/>
      <style:text-properties officeooo:paragraph-rsid="000c886c"/>
    </style:style>
    <style:style style:name="P11" style:family="paragraph" style:parent-style-name="Text_20_body">
      <style:paragraph-properties fo:margin-top="0in" fo:margin-bottom="0in" style:contextual-spacing="false" fo:line-height="100%"/>
      <style:text-properties officeooo:paragraph-rsid="000e6fe9"/>
    </style:style>
    <style:style style:name="P12" style:family="paragraph" style:parent-style-name="Text_20_body">
      <style:paragraph-properties fo:margin-top="0in" fo:margin-bottom="0in" style:contextual-spacing="false" fo:line-height="100%"/>
      <style:text-properties officeooo:paragraph-rsid="000fa222"/>
    </style:style>
    <style:style style:name="P13" style:family="paragraph" style:parent-style-name="Text_20_body">
      <style:text-properties officeooo:rsid="0013115b" officeooo:paragraph-rsid="0013115b"/>
    </style:style>
    <style:style style:name="P14" style:family="paragraph" style:parent-style-name="Text_20_body">
      <style:paragraph-properties fo:margin-top="0in" fo:margin-bottom="0in" style:contextual-spacing="false" fo:line-height="100%"/>
      <style:text-properties officeooo:rsid="000c886c" officeooo:paragraph-rsid="000c886c"/>
    </style:style>
    <style:style style:name="P15" style:family="paragraph" style:parent-style-name="Standard">
      <style:text-properties officeooo:paragraph-rsid="0003bc7c"/>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3">
      <style:paragraph-properties>
        <style:tab-stops>
          <style:tab-stop style:position="6.2984in" style:type="right" style:leader-style="dotted" style:leader-text="."/>
        </style:tab-stops>
      </style:paragraph-properties>
    </style:style>
    <style:style style:name="P19" style:family="paragraph" style:parent-style-name="Heading_20_1" style:list-style-name="">
      <style:paragraph-properties fo:margin-top="0in" fo:margin-bottom="0in" style:contextual-spacing="false" fo:line-height="100%" fo:break-before="page"/>
      <style:text-properties style:font-name="DejaVu Serif" officeooo:rsid="00051e7a" officeooo:paragraph-rsid="00051e7a"/>
    </style:style>
    <style:style style:name="P20" style:family="paragraph" style:parent-style-name="Heading_20_1">
      <style:paragraph-properties fo:margin-top="0in" fo:margin-bottom="0in" style:contextual-spacing="false" fo:line-height="100%" fo:break-before="page"/>
      <style:text-properties style:font-name="DejaVu Serif" officeooo:rsid="0003bc7c" officeooo:paragraph-rsid="0003bc7c"/>
    </style:style>
    <style:style style:name="P21" style:family="paragraph" style:parent-style-name="Heading_20_1">
      <style:paragraph-properties fo:margin-top="0in" fo:margin-bottom="0in" style:contextual-spacing="false" fo:line-height="100%" fo:break-before="page"/>
      <style:text-properties style:font-name="DejaVu Serif"/>
    </style:style>
    <style:style style:name="P22" style:family="paragraph" style:parent-style-name="Heading_20_1">
      <style:paragraph-properties fo:margin-top="0in" fo:margin-bottom="0in" style:contextual-spacing="false" fo:line-height="100%" fo:break-before="page"/>
    </style:style>
    <style:style style:name="P23" style:family="paragraph" style:parent-style-name="Heading_20_1">
      <style:paragraph-properties fo:margin-top="0in" fo:margin-bottom="0in" style:contextual-spacing="false" fo:line-height="100%" fo:break-before="page"/>
      <style:text-properties officeooo:rsid="000a6420" officeooo:paragraph-rsid="000a6420"/>
    </style:style>
    <style:style style:name="P24" style:family="paragraph" style:parent-style-name="Heading_20_2">
      <style:paragraph-properties fo:margin-top="0in" fo:margin-bottom="0in" style:contextual-spacing="false" fo:line-height="100%"/>
    </style:style>
    <style:style style:name="P25" style:family="paragraph" style:parent-style-name="Heading_20_2">
      <style:text-properties officeooo:rsid="0013115b" officeooo:paragraph-rsid="0013115b"/>
    </style:style>
    <style:style style:name="P26" style:family="paragraph" style:parent-style-name="Heading_20_2">
      <style:paragraph-properties fo:margin-top="0in" fo:margin-bottom="0in" style:contextual-spacing="false" fo:line-height="100%"/>
      <style:text-properties officeooo:rsid="00071400" officeooo:paragraph-rsid="00071400"/>
    </style:style>
    <style:style style:name="P27" style:family="paragraph" style:parent-style-name="Heading_20_3">
      <style:paragraph-properties fo:margin-top="0in" fo:margin-bottom="0in" style:contextual-spacing="false" fo:line-height="100%"/>
    </style:style>
    <style:style style:name="P28" style:family="paragraph" style:parent-style-name="Heading_20_3">
      <style:paragraph-properties fo:margin-top="0in" fo:margin-bottom="0in" style:contextual-spacing="false" fo:line-height="100%"/>
      <style:text-properties officeooo:paragraph-rsid="00071400"/>
    </style:style>
    <style:style style:name="P29" style:family="paragraph" style:parent-style-name="Heading_20_3">
      <style:paragraph-properties fo:margin-top="0in" fo:margin-bottom="0in" style:contextual-spacing="false" fo:line-height="100%"/>
      <style:text-properties officeooo:paragraph-rsid="00051e7a"/>
    </style:style>
    <style:style style:name="P30" style:family="paragraph" style:parent-style-name="Heading_20_3">
      <style:paragraph-properties fo:margin-top="0in" fo:margin-bottom="0in" style:contextual-spacing="false" fo:line-height="100%"/>
      <style:text-properties officeooo:rsid="00071400" officeooo:paragraph-rsid="00077c90"/>
    </style:style>
    <style:style style:name="P31" style:family="paragraph" style:parent-style-name="Heading_20_3">
      <style:text-properties officeooo:paragraph-rsid="000c886c"/>
    </style:style>
    <style:style style:name="P32" style:family="paragraph" style:parent-style-name="Heading_20_3">
      <style:text-properties officeooo:rsid="000c886c" officeooo:paragraph-rsid="000c886c"/>
    </style:style>
    <style:style style:name="P33" style:family="paragraph" style:parent-style-name="Heading_20_3">
      <style:text-properties officeooo:rsid="00112637" officeooo:paragraph-rsid="00112637"/>
    </style:style>
    <style:style style:name="P34" style:family="paragraph" style:parent-style-name="Heading_20_3">
      <style:text-properties officeooo:rsid="000fa222" officeooo:paragraph-rsid="000fa222"/>
    </style:style>
    <style:style style:name="P35" style:family="paragraph" style:parent-style-name="Heading_20_3">
      <style:paragraph-properties fo:margin-top="0in" fo:margin-bottom="0in" style:contextual-spacing="false" fo:line-height="100%"/>
      <style:text-properties officeooo:rsid="00051e7a" officeooo:paragraph-rsid="00051e7a"/>
    </style:style>
    <style:style style:name="P36" style:family="paragraph" style:parent-style-name="Heading_20_3">
      <style:text-properties officeooo:paragraph-rsid="001af5f6"/>
    </style:style>
    <style:style style:name="P37" style:family="paragraph" style:parent-style-name="Text_20_body" style:list-style-name="">
      <style:paragraph-properties fo:margin-top="0in" fo:margin-bottom="0in" style:contextual-spacing="false" fo:line-height="100%"/>
      <style:text-properties style:font-name="DejaVu Serif" officeooo:rsid="00051e7a" officeooo:paragraph-rsid="00051e7a"/>
    </style:style>
    <style:style style:name="P38" style:family="paragraph" style:parent-style-name="Text_20_body">
      <style:paragraph-properties fo:margin-top="0in" fo:margin-bottom="0in" style:contextual-spacing="false" fo:line-height="100%"/>
      <style:text-properties style:font-name="DejaVu Serif" officeooo:rsid="00077c90" officeooo:paragraph-rsid="00077c90"/>
    </style:style>
    <style:style style:name="P39" style:family="paragraph" style:parent-style-name="Text_20_body">
      <style:paragraph-properties fo:margin-top="0in" fo:margin-bottom="0in" style:contextual-spacing="false" fo:line-height="100%"/>
      <style:text-properties style:font-name="DejaVu Serif" officeooo:rsid="00077c90" officeooo:paragraph-rsid="000c886c"/>
    </style:style>
    <style:style style:name="P40" style:family="paragraph" style:parent-style-name="Text_20_body">
      <style:paragraph-properties fo:margin-top="0in" fo:margin-bottom="0in" style:contextual-spacing="false" fo:line-height="100%"/>
      <style:text-properties style:font-name="DejaVu Serif" officeooo:rsid="00077c90" officeooo:paragraph-rsid="000fa222"/>
    </style:style>
    <style:style style:name="P41" style:family="paragraph" style:parent-style-name="Text_20_body">
      <style:paragraph-properties fo:margin-top="0in" fo:margin-bottom="0in" style:contextual-spacing="false" fo:line-height="100%"/>
      <style:text-properties style:font-name="DejaVu Serif" officeooo:rsid="00077c90" officeooo:paragraph-rsid="000e6fe9"/>
    </style:style>
    <style:style style:name="P42" style:family="paragraph" style:parent-style-name="Text_20_body">
      <style:paragraph-properties fo:margin-top="0in" fo:margin-bottom="0in" style:contextual-spacing="false" fo:line-height="100%"/>
      <style:text-properties style:font-name="DejaVu Serif"/>
    </style:style>
    <style:style style:name="P43" style:family="paragraph" style:parent-style-name="Text_20_body">
      <style:text-properties officeooo:rsid="0013115b" officeooo:paragraph-rsid="00146a87"/>
    </style:style>
    <style:style style:name="P44" style:family="paragraph" style:parent-style-name="Text_20_body">
      <style:text-properties officeooo:rsid="0013115b" officeooo:paragraph-rsid="001b1113"/>
    </style:style>
    <style:style style:name="P45" style:family="paragraph" style:parent-style-name="Text_20_body">
      <style:text-properties officeooo:rsid="00188a13" officeooo:paragraph-rsid="00188a13"/>
    </style:style>
    <style:style style:name="P46" style:family="paragraph" style:parent-style-name="Text_20_body">
      <style:paragraph-properties fo:margin-top="0in" fo:margin-bottom="0in" style:contextual-spacing="false" fo:line-height="100%"/>
    </style:style>
    <style:style style:name="P47" style:family="paragraph" style:parent-style-name="Text_20_body">
      <style:paragraph-properties fo:margin-top="0in" fo:margin-bottom="0in" style:contextual-spacing="false" fo:line-height="100%"/>
      <style:text-properties officeooo:paragraph-rsid="001b1113"/>
    </style:style>
    <style:style style:name="P48" style:family="paragraph" style:parent-style-name="Text_20_body">
      <style:text-properties officeooo:rsid="001af5f6" officeooo:paragraph-rsid="001af5f6"/>
    </style:style>
    <style:style style:name="T1" style:family="text">
      <style:text-properties officeooo:rsid="0003bc7c"/>
    </style:style>
    <style:style style:name="T2" style:family="text">
      <style:text-properties style:font-name="DejaVu Serif"/>
    </style:style>
    <style:style style:name="T3" style:family="text">
      <style:text-properties style:font-name="DejaVu Serif" officeooo:rsid="0003bc7c"/>
    </style:style>
    <style:style style:name="T4" style:family="text">
      <style:text-properties style:font-name="DejaVu Serif" officeooo:rsid="00077c90"/>
    </style:style>
    <style:style style:name="T5" style:family="text">
      <style:text-properties style:font-name="DejaVu Serif" officeooo:rsid="0015444e"/>
    </style:style>
    <style:style style:name="T6" style:family="text">
      <style:text-properties officeooo:rsid="00071400"/>
    </style:style>
    <style:style style:name="T7" style:family="text">
      <style:text-properties officeooo:rsid="00077c90"/>
    </style:style>
    <style:style style:name="T8" style:family="text">
      <style:text-properties officeooo:rsid="000a6420"/>
    </style:style>
    <style:style style:name="T9" style:family="text">
      <style:text-properties officeooo:rsid="000a79ca"/>
    </style:style>
    <style:style style:name="T10" style:family="text">
      <style:text-properties officeooo:rsid="000c886c"/>
    </style:style>
    <style:style style:name="T11" style:family="text">
      <style:text-properties officeooo:rsid="001181f0"/>
    </style:style>
    <style:style style:name="T12" style:family="text">
      <style:text-properties officeooo:rsid="0013115b"/>
    </style:style>
    <style:style style:name="T13" style:family="text">
      <style:text-properties officeooo:rsid="00146a87"/>
    </style:style>
    <style:style style:name="T14" style:family="text">
      <style:text-properties officeooo:rsid="0015444e"/>
    </style:style>
    <style:style style:name="T15" style:family="text">
      <style:text-properties officeooo:rsid="00183b73"/>
    </style:style>
    <style:style style:name="T16" style:family="text">
      <style:text-properties officeooo:rsid="001af5f6"/>
    </style:style>
    <style:style style:name="T17" style:family="text">
      <style:text-properties officeooo:rsid="001b111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6"><text:a xlink:type="simple" xlink:href="#__RefHeading___Toc21_4128082430" text:style-name="Index_20_Link" text:visited-style-name="Index_20_Link">Character Creation<text:tab/>3</text:a></text:p>
          <text:p text:style-name="P16"><text:a xlink:type="simple" xlink:href="#__RefHeading___Toc23_4128082430" text:style-name="Index_20_Link" text:visited-style-name="Index_20_Link">Races<text:tab/>4</text:a></text:p>
          <text:p text:style-name="P17"><text:a xlink:type="simple" xlink:href="#__RefHeading___Toc27_4128082430%20Copy%201" text:style-name="Index_20_Link" text:visited-style-name="Index_20_Link">Human<text:tab/>4</text:a></text:p>
          <text:p text:style-name="P17"><text:a xlink:type="simple" xlink:href="#__RefHeading___Toc29_4128082430%20Copy%201" text:style-name="Index_20_Link" text:visited-style-name="Index_20_Link">Elf<text:tab/>4</text:a></text:p>
          <text:p text:style-name="P17"><text:a xlink:type="simple" xlink:href="#__RefHeading___Toc31_4128082430%20Copy%201" text:style-name="Index_20_Link" text:visited-style-name="Index_20_Link">Dwarf<text:tab/>4</text:a></text:p>
          <text:p text:style-name="P17"><text:a xlink:type="simple" xlink:href="#__RefHeading___Toc127_4128082430" text:style-name="Index_20_Link" text:visited-style-name="Index_20_Link">Orc<text:tab/>4</text:a></text:p>
          <text:p text:style-name="P17"><text:a xlink:type="simple" xlink:href="#__RefHeading___Toc129_4128082430" text:style-name="Index_20_Link" text:visited-style-name="Index_20_Link">Goblin<text:tab/>4</text:a></text:p>
          <text:p text:style-name="P17"><text:a xlink:type="simple" xlink:href="#__RefHeading___Toc131_4128082430" text:style-name="Index_20_Link" text:visited-style-name="Index_20_Link">Halfling<text:tab/>4</text:a></text:p>
          <text:p text:style-name="P16"><text:a xlink:type="simple" xlink:href="#__RefHeading___Toc1_4128082430" text:style-name="Index_20_Link" text:visited-style-name="Index_20_Link">Classes<text:tab/>5</text:a></text:p>
          <text:p text:style-name="P17"><text:a xlink:type="simple" xlink:href="#__RefHeading___Toc40_4128082430" text:style-name="Index_20_Link" text:visited-style-name="Index_20_Link">Base Classes<text:tab/>5</text:a></text:p>
          <text:p text:style-name="P18"><text:a xlink:type="simple" xlink:href="#__RefHeading___Toc3_4128082430" text:style-name="Index_20_Link" text:visited-style-name="Index_20_Link">Wizard<text:tab/>5</text:a></text:p>
          <text:p text:style-name="P18"><text:a xlink:type="simple" xlink:href="#__RefHeading___Toc5_4128082430" text:style-name="Index_20_Link" text:visited-style-name="Index_20_Link">Warrior<text:tab/>5</text:a></text:p>
          <text:p text:style-name="P18"><text:a xlink:type="simple" xlink:href="#__RefHeading___Toc7_4128082430" text:style-name="Index_20_Link" text:visited-style-name="Index_20_Link">Expert<text:tab/>5</text:a></text:p>
          <text:p text:style-name="P17"><text:a xlink:type="simple" xlink:href="#__RefHeading___Toc42_4128082430" text:style-name="Index_20_Link" text:visited-style-name="Index_20_Link">Archetypes<text:tab/>5</text:a></text:p>
          <text:p text:style-name="P18"><text:a xlink:type="simple" xlink:href="#__RefHeading___Toc44_4128082430" text:style-name="Index_20_Link" text:visited-style-name="Index_20_Link">Arcane Caster<text:tab/>5</text:a></text:p>
          <text:p text:style-name="P18"><text:a xlink:type="simple" xlink:href="#__RefHeading___Toc46_4128082430" text:style-name="Index_20_Link" text:visited-style-name="Index_20_Link">Divine Caster<text:tab/>5</text:a></text:p>
          <text:p text:style-name="P18"><text:a xlink:type="simple" xlink:href="#__RefHeading___Toc48_4128082430" text:style-name="Index_20_Link" text:visited-style-name="Index_20_Link">Natural Caster<text:tab/>5</text:a></text:p>
          <text:p text:style-name="P18"><text:a xlink:type="simple" xlink:href="#__RefHeading___Toc114_4128082430" text:style-name="Index_20_Link" text:visited-style-name="Index_20_Link">Martial<text:tab/>6</text:a></text:p>
          <text:p text:style-name="P18"><text:a xlink:type="simple" xlink:href="#__RefHeading___Toc116_4128082430" text:style-name="Index_20_Link" text:visited-style-name="Index_20_Link">Fighter<text:tab/>6</text:a></text:p>
          <text:p text:style-name="P18"><text:a xlink:type="simple" xlink:href="#__RefHeading___Toc118_4128082430" text:style-name="Index_20_Link" text:visited-style-name="Index_20_Link">Tactician<text:tab/>6</text:a></text:p>
          <text:p text:style-name="P18"><text:a xlink:type="simple" xlink:href="#__RefHeading___Toc120_4128082430" text:style-name="Index_20_Link" text:visited-style-name="Index_20_Link">Ranger<text:tab/>6</text:a></text:p>
          <text:p text:style-name="P18"><text:a xlink:type="simple" xlink:href="#__RefHeading___Toc122_4128082430" text:style-name="Index_20_Link" text:visited-style-name="Index_20_Link">Rogue<text:tab/>6</text:a></text:p>
          <text:p text:style-name="P18"><text:a xlink:type="simple" xlink:href="#__RefHeading___Toc124_4128082430" text:style-name="Index_20_Link" text:visited-style-name="Index_20_Link">Inventor<text:tab/>6</text:a></text:p>
          <text:p text:style-name="P16"><text:a xlink:type="simple" xlink:href="#__RefHeading___Toc13_4128082430" text:style-name="Index_20_Link" text:visited-style-name="Index_20_Link">Features<text:tab/>7</text:a></text:p>
          <text:p text:style-name="P17"><text:a xlink:type="simple" xlink:href="#__RefHeading___Toc25_4128082430" text:style-name="Index_20_Link" text:visited-style-name="Index_20_Link">Racial Features<text:tab/>7</text:a></text:p>
          <text:p text:style-name="P18"><text:a xlink:type="simple" xlink:href="#__RefHeading___Toc27_4128082430" text:style-name="Index_20_Link" text:visited-style-name="Index_20_Link">Human<text:tab/>7</text:a></text:p>
          <text:p text:style-name="P18"><text:a xlink:type="simple" xlink:href="#__RefHeading___Toc29_4128082430" text:style-name="Index_20_Link" text:visited-style-name="Index_20_Link">Elf<text:tab/>7</text:a></text:p>
          <text:p text:style-name="P18"><text:a xlink:type="simple" xlink:href="#__RefHeading___Toc31_4128082430" text:style-name="Index_20_Link" text:visited-style-name="Index_20_Link">Dwarf<text:tab/>7</text:a></text:p>
          <text:p text:style-name="P17"><text:a xlink:type="simple" xlink:href="#__RefHeading___Toc33_4128082430" text:style-name="Index_20_Link" text:visited-style-name="Index_20_Link">Class Features<text:tab/>7</text:a></text:p>
          <text:p text:style-name="P18"><text:a xlink:type="simple" xlink:href="#__RefHeading___Toc15_4128082430" text:style-name="Index_20_Link" text:visited-style-name="Index_20_Link">Magical Conduit<text:tab/>7</text:a></text:p>
          <text:p text:style-name="P18"><text:a xlink:type="simple" xlink:href="#__RefHeading___Toc17_4128082430" text:style-name="Index_20_Link" text:visited-style-name="Index_20_Link">Fighting Spirit<text:tab/>7</text:a></text:p>
          <text:p text:style-name="P18"><text:a xlink:type="simple" xlink:href="#__RefHeading___Toc19_4128082430" text:style-name="Index_20_Link" text:visited-style-name="Index_20_Link">Careful Focus<text:tab/>7</text:a></text:p>
          <text:p text:style-name="P17"><text:a xlink:type="simple" xlink:href="#__RefHeading___Toc35_4128082430" text:style-name="Index_20_Link" text:visited-style-name="Index_20_Link">Archetype Features<text:tab/>7</text:a></text:p>
          <text:p text:style-name="P16"><text:a xlink:type="simple" xlink:href="#__RefHeading___Toc57_4128082430" text:style-name="Index_20_Link" text:visited-style-name="Index_20_Link">Glossary<text:tab/>8</text:a></text:p>
          <text:p text:style-name="P17"><text:a xlink:type="simple" xlink:href="#__RefHeading___Toc59_4128082430" text:style-name="Index_20_Link" text:visited-style-name="Index_20_Link">Action<text:tab/>8</text:a></text:p>
          <text:p text:style-name="P17"><text:a xlink:type="simple" xlink:href="#__RefHeading___Toc61_4128082430" text:style-name="Index_20_Link" text:visited-style-name="Index_20_Link">Advantage<text:tab/>8</text:a></text:p>
          <text:p text:style-name="P17"><text:a xlink:type="simple" xlink:href="#__RefHeading___Toc63_4128082430" text:style-name="Index_20_Link" text:visited-style-name="Index_20_Link">Disadvantage<text:tab/>8</text:a></text:p>
          <text:p text:style-name="P17"><text:a xlink:type="simple" xlink:href="#__RefHeading___Toc65_4128082430" text:style-name="Index_20_Link" text:visited-style-name="Index_20_Link">Class<text:tab/>8</text:a></text:p>
          <text:p text:style-name="P18"><text:a xlink:type="simple" xlink:href="#__RefHeading___Toc67_4128082430" text:style-name="Index_20_Link" text:visited-style-name="Index_20_Link">Wizard<text:tab/>8</text:a></text:p>
          <text:p text:style-name="P18"><text:a xlink:type="simple" xlink:href="#__RefHeading___Toc69_4128082430" text:style-name="Index_20_Link" text:visited-style-name="Index_20_Link">Warrior<text:tab/>8</text:a></text:p>
          <text:p text:style-name="P18"><text:a xlink:type="simple" xlink:href="#__RefHeading___Toc71_4128082430" text:style-name="Index_20_Link" text:visited-style-name="Index_20_Link">Expert<text:tab/>8</text:a></text:p>
          <text:p text:style-name="P17"><text:a xlink:type="simple" xlink:href="#__RefHeading___Toc73_4128082430" text:style-name="Index_20_Link" text:visited-style-name="Index_20_Link">Archetypes<text:tab/>8</text:a></text:p>
          <text:p text:style-name="P18"><text:a xlink:type="simple" xlink:href="#__RefHeading___Toc75_4128082430" text:style-name="Index_20_Link" text:visited-style-name="Index_20_Link">List of Archetypes<text:tab/>8</text:a></text:p>
          <text:p text:style-name="P17"><text:a xlink:type="simple" xlink:href="#__RefHeading___Toc77_4128082430" text:style-name="Index_20_Link" text:visited-style-name="Index_20_Link">Feature<text:tab/>8</text:a></text:p>
          <text:p text:style-name="P17"><text:a xlink:type="simple" xlink:href="#__RefHeading___Toc79_4128082430" text:style-name="Index_20_Link" text:visited-style-name="Index_20_Link">Initiative<text:tab/>8</text:a></text:p>
          <text:p text:style-name="P17"><text:a xlink:type="simple" xlink:href="#__RefHeading___Toc81_4128082430" text:style-name="Index_20_Link" text:visited-style-name="Index_20_Link">Investment<text:tab/>8</text:a></text:p>
          <text:p text:style-name="P17"><text:a xlink:type="simple" xlink:href="#__RefHeading___Toc83_4128082430" text:style-name="Index_20_Link" text:visited-style-name="Index_20_Link">Level<text:tab/>9</text:a></text:p>
          <text:p text:style-name="P17"><text:a xlink:type="simple" xlink:href="#__RefHeading___Toc85_4128082430" text:style-name="Index_20_Link" text:visited-style-name="Index_20_Link">Reaction<text:tab/>9</text:a></text:p>
          <text:p text:style-name="P17"><text:a xlink:type="simple" xlink:href="#__RefHeading___Toc87_4128082430" text:style-name="Index_20_Link" text:visited-style-name="Index_20_Link">Rest<text:tab/>9</text:a></text:p>
          <text:p text:style-name="P17"><text:a xlink:type="simple" xlink:href="#__RefHeading___Toc89_4128082430" text:style-name="Index_20_Link" text:visited-style-name="Index_20_Link">Skill Check<text:tab/>9</text:a></text:p>
          <text:p text:style-name="P17"><text:a xlink:type="simple" xlink:href="#__RefHeading___Toc91_4128082430" text:style-name="Index_20_Link" text:visited-style-name="Index_20_Link"><text:soft-page-break/>Skill Points<text:tab/>9</text:a></text:p>
          <text:p text:style-name="P17"><text:a xlink:type="simple" xlink:href="#__RefHeading___Toc93_4128082430" text:style-name="Index_20_Link" text:visited-style-name="Index_20_Link">Stats<text:tab/>9</text:a></text:p>
          <text:p text:style-name="P18"><text:a xlink:type="simple" xlink:href="#__RefHeading___Toc95_4128082430" text:style-name="Index_20_Link" text:visited-style-name="Index_20_Link">Strength<text:tab/>9</text:a></text:p>
          <text:p text:style-name="P18"><text:a xlink:type="simple" xlink:href="#__RefHeading___Toc97_4128082430" text:style-name="Index_20_Link" text:visited-style-name="Index_20_Link">Nimble<text:tab/>9</text:a></text:p>
          <text:p text:style-name="P18"><text:a xlink:type="simple" xlink:href="#__RefHeading___Toc99_4128082430" text:style-name="Index_20_Link" text:visited-style-name="Index_20_Link">Tough<text:tab/>9</text:a></text:p>
          <text:p text:style-name="P18"><text:a xlink:type="simple" xlink:href="#__RefHeading___Toc101_4128082430" text:style-name="Index_20_Link" text:visited-style-name="Index_20_Link">Intellect<text:tab/>9</text:a></text:p>
          <text:p text:style-name="P18"><text:a xlink:type="simple" xlink:href="#__RefHeading___Toc103_4128082430" text:style-name="Index_20_Link" text:visited-style-name="Index_20_Link">Charm<text:tab/>9</text:a></text:p>
          <text:p text:style-name="P17"><text:a xlink:type="simple" xlink:href="#__RefHeading___Toc105_4128082430" text:style-name="Index_20_Link" text:visited-style-name="Index_20_Link">Walking Speed<text:tab/>9</text:a></text:p>
          <text:p text:style-name="P17"><text:a xlink:type="simple" xlink:href="#__RefHeading___Toc107_4128082430" text:style-name="Index_20_Link" text:visited-style-name="Index_20_Link">Spell Points<text:tab/>9</text:a></text:p>
          <text:p text:style-name="P17"><text:a xlink:type="simple" xlink:href="#__RefHeading___Toc109_4128082430" text:style-name="Index_20_Link" text:visited-style-name="Index_20_Link">Surge-Die<text:tab/>10</text:a></text:p>
          <text:p text:style-name="P17"><text:a xlink:type="simple" xlink:href="#__RefHeading___Toc111_4128082430" text:style-name="Index_20_Link" text:visited-style-name="Index_20_Link">Focus-Die<text:tab/>10</text:a></text:p>
        </text:index-body>
      </text:table-of-content>
      <text:p text:style-name="P15"/>
      <text:h text:style-name="P19" text:outline-level="1"><text:bookmark-start text:name="__RefHeading___Toc21_4128082430"/>Character Creation<text:bookmark-end text:name="__RefHeading___Toc21_4128082430"/></text:h>
      <text:h text:style-name="P37" text:outline-level="1"/>
      <text:h text:style-name="P22" text:outline-level="1"><text:bookmark-start text:name="__RefHeading___Toc23_4128082430"/>Races<text:bookmark-end text:name="__RefHeading___Toc23_4128082430"/></text:h>
      <text:p text:style-name="P6"/>
      <text:h text:style-name="P24" text:outline-level="2"><text:bookmark-start text:name="__RefHeading___Toc27_4128082430 Copy 1"/>Human<text:bookmark-end text:name="__RefHeading___Toc27_4128082430 Copy 1"/></text:h>
      <text:p text:style-name="P6">Gain +1 to your 2 lowest stats at charecter creation</text:p>
      <text:p text:style-name="P6"/>
      <text:h text:style-name="P24" text:outline-level="2"><text:bookmark-start text:name="__RefHeading___Toc29_4128082430 Copy 1"/>Elf<text:bookmark-end text:name="__RefHeading___Toc29_4128082430 Copy 1"/></text:h>
      <text:p text:style-name="P6">+1 <text:a xlink:type="simple" xlink:href="#4.15.2.Nimble|outline" text:style-name="Internet_20_link" text:visited-style-name="Visited_20_Internet_20_Link"><text:span text:style-name="T12">Nimble</text:span></text:a><text:span text:style-name="T12">,</text:span> -<text:span text:style-name="T12">1 </text:span><text:a xlink:type="simple" xlink:href="#4.15.3.Tough|outline" text:style-name="Internet_20_link" text:visited-style-name="Visited_20_Internet_20_Link"><text:span text:style-name="T15">Tough</text:span></text:a><text:span text:style-name="T12">, +</text:span>5ft Move Speed</text:p>
      <text:p text:style-name="P6"/>
      <text:h text:style-name="P24" text:outline-level="2"><text:bookmark-start text:name="__RefHeading___Toc31_4128082430 Copy 1"/>Dwarf<text:bookmark-end text:name="__RefHeading___Toc31_4128082430 Copy 1"/></text:h>
      <text:p text:style-name="P47">+1 Strength, +1 <text:a xlink:type="simple" xlink:href="#4.15.3.Tough|outline" text:style-name="Internet_20_link" text:visited-style-name="Visited_20_Internet_20_Link"><text:span text:style-name="T15">Tough</text:span></text:a>, -1 <text:a xlink:type="simple" xlink:href="#4.15.2.Nimble|outline" text:style-name="Internet_20_link" text:visited-style-name="Visited_20_Internet_20_Link">Nimble</text:a>, -5ft Move Speed, Low Light Vision</text:p>
      <text:p text:style-name="P6"/>
      <text:h text:style-name="P25" text:outline-level="2" text:is-list-header="true"><text:bookmark-start text:name="__RefHeading___Toc127_4128082430"/>Orc<text:bookmark-end text:name="__RefHeading___Toc127_4128082430"/></text:h>
      <text:p text:style-name="P44">+<text:span text:style-name="T13">2</text:span> Strength, +1 <text:a xlink:type="simple" xlink:href="#4.15.3.Tough|outline" text:style-name="Internet_20_link" text:visited-style-name="Visited_20_Internet_20_Link"><text:span text:style-name="T15">Tough</text:span></text:a>, -1 Charm, -<text:span text:style-name="T13">1 Intellect</text:span></text:p>
      <text:p text:style-name="P13"/>
      <text:h text:style-name="Heading_20_2" text:outline-level="2"><text:bookmark-start text:name="__RefHeading___Toc129_4128082430"/>Goblin<text:bookmark-end text:name="__RefHeading___Toc129_4128082430"/></text:h>
      <text:p text:style-name="P44">+1 Nimble, +1 Intellect, -1 <text:a xlink:type="simple" xlink:href="#4.15.3.Tough|outline" text:style-name="Internet_20_link" text:visited-style-name="Visited_20_Internet_20_Link"><text:span text:style-name="T15">Tough</text:span></text:a>, -<text:span text:style-name="T13">1 Strength</text:span>, Low Light Vision</text:p>
      <text:p text:style-name="P13"/>
      <text:h text:style-name="P25" text:outline-level="2"><text:bookmark-start text:name="__RefHeading___Toc131_4128082430"/>Halfling<text:bookmark-end text:name="__RefHeading___Toc131_4128082430"/></text:h>
      <text:p text:style-name="P43">+1 Nimble, +1 Charm, -1 <text:span text:style-name="T15">Tough</text:span></text:p>
      <text:p text:style-name="P45"/>
      <text:h text:style-name="P20" text:outline-level="1"><text:bookmark-start text:name="__RefHeading___Toc1_4128082430"/>Classes<text:bookmark-end text:name="__RefHeading___Toc1_4128082430"/></text:h>
      <text:p text:style-name="P9"><text:span text:style-name="T3"/></text:p>
      <text:h text:style-name="P26" text:outline-level="2"><text:bookmark-start text:name="__RefHeading___Toc40_4128082430"/>Base Classes<text:bookmark-end text:name="__RefHeading___Toc40_4128082430"/></text:h>
      <text:p text:style-name="P7"/>
      <text:h text:style-name="P27" text:outline-level="3"><text:bookmark-start text:name="__RefHeading___Toc3_4128082430"/>Wizard<text:bookmark-end text:name="__RefHeading___Toc3_4128082430"/></text:h>
      <text:p text:style-name="P4">Wielders and conduits of magic, whether Arcane, Divine, Natural, or of some other origin.</text:p>
      <text:p text:style-name="P4"><text:span text:style-name="T1">G</text:span>ain <text:a xlink:type="simple" xlink:href="#2.1.Magical Conduit|outline" text:style-name="Internet_20_link" text:visited-style-name="Visited_20_Internet_20_Link">Magical Conduit</text:a></text:p>
      <text:p text:style-name="P4">Become proficient in Magic</text:p>
      <text:p text:style-name="P1">Next options:</text:p>
      <text:p text:style-name="P1"><text:a xlink:type="simple" xlink:href="#2.2.1.Arcane Caster|outline" text:style-name="Internet_20_link" text:visited-style-name="Visited_20_Internet_20_Link">Arcane <text:span text:style-name="T7">Caster</text:span></text:a></text:p>
      <text:p text:style-name="P2"><text:a xlink:type="simple" xlink:href="#2.2.2.Divine Caster|outline" text:style-name="Internet_20_link" text:visited-style-name="Visited_20_Internet_20_Link"><text:span text:style-name="T14">Divine </text:span><text:span text:style-name="T7">Caster</text:span></text:a></text:p>
      <text:p text:style-name="P5"><text:a xlink:type="simple" xlink:href="#2.2.3.Natural Caster|outline" text:style-name="Internet_20_link" text:visited-style-name="Visited_20_Internet_20_Link"><text:span text:style-name="T1">Natur</text:span><text:span text:style-name="T14">al</text:span><text:span text:style-name="T1"> </text:span><text:span text:style-name="T7">Caster</text:span></text:a></text:p>
      <text:p text:style-name="P5"/>
      <text:h text:style-name="P27" text:outline-level="3"><text:bookmark-start text:name="__RefHeading___Toc5_4128082430"/>Warrior<text:bookmark-end text:name="__RefHeading___Toc5_4128082430"/></text:h>
      <text:p text:style-name="P4">Sturdy and relentless fighters, built to command the battlefield in tactical and marital prowess.</text:p>
      <text:p text:style-name="P4">Gain <text:a xlink:type="simple" xlink:href="#2.2.Fighting Spirit|outline" text:style-name="Internet_20_link" text:visited-style-name="Visited_20_Internet_20_Link">Fighting Spirit</text:a></text:p>
      <text:p text:style-name="P1">Next options:</text:p>
      <text:p text:style-name="P9"><text:span text:style-name="T5"/></text:p>
      <text:h text:style-name="P27" text:outline-level="3"><text:bookmark-start text:name="__RefHeading___Toc7_4128082430"/>Expert<text:bookmark-end text:name="__RefHeading___Toc7_4128082430"/></text:h>
      <text:p text:style-name="P4">Skilled tacticians, craftsmen, and rogues. Focused on precision and accuracy.</text:p>
      <text:p text:style-name="P4">Gain <text:a xlink:type="simple" xlink:href="#2.3.Careful Focus|outline" text:style-name="Internet_20_link" text:visited-style-name="Visited_20_Internet_20_Link">Careful Focus</text:a></text:p>
      <text:p text:style-name="P1">Next options:</text:p>
      <text:p text:style-name="P1"/>
      <text:h text:style-name="P26" text:outline-level="2"><text:bookmark-start text:name="__RefHeading___Toc42_4128082430"/>Archetypes<text:bookmark-end text:name="__RefHeading___Toc42_4128082430"/></text:h>
      <text:p text:style-name="P7"/>
      <text:h text:style-name="P28" text:outline-level="3"><text:bookmark-start text:name="__RefHeading___Toc44_4128082430"/><text:span text:style-name="T6">Arcane </text:span><text:span text:style-name="T7">Caster</text:span><text:bookmark-end text:name="__RefHeading___Toc44_4128082430"/></text:h>
      <text:p text:style-name="P7">Flavor</text:p>
      <text:p text:style-name="P7">Effect</text:p>
      <text:p text:style-name="P7">Next options:</text:p>
      <text:p text:style-name="P7">1</text:p>
      <text:p text:style-name="P7">2</text:p>
      <text:p text:style-name="P7">3</text:p>
      <text:p text:style-name="P7"/>
      <text:h text:style-name="P30" text:outline-level="3"><text:bookmark-start text:name="__RefHeading___Toc46_4128082430"/><text:span text:style-name="T14">Divine</text:span> <text:span text:style-name="T4">Caster</text:span><text:bookmark-end text:name="__RefHeading___Toc46_4128082430"/></text:h>
      <text:p text:style-name="P38">Flavor</text:p>
      <text:p text:style-name="P38">Effect</text:p>
      <text:p text:style-name="P38">Next options:</text:p>
      <text:p text:style-name="P38">1</text:p>
      <text:p text:style-name="P38">2</text:p>
      <text:p text:style-name="P38">3</text:p>
      <text:p text:style-name="P8"><text:span text:style-name="T4"/></text:p>
      <text:h text:style-name="P30" text:outline-level="3"><text:bookmark-start text:name="__RefHeading___Toc48_4128082430"/>Natur<text:span text:style-name="T11">al</text:span> <text:span text:style-name="T4">Caster</text:span><text:bookmark-end text:name="__RefHeading___Toc48_4128082430"/></text:h>
      <text:p text:style-name="P39">Flavor</text:p>
      <text:p text:style-name="P39">Effect</text:p>
      <text:p text:style-name="P39">Next options:</text:p>
      <text:p text:style-name="P39">1</text:p>
      <text:p text:style-name="P39">2</text:p>
      <text:p text:style-name="P39">3</text:p>
      <text:h text:style-name="P31" text:outline-level="3"><text:bookmark-start text:name="__RefHeading___Toc114_4128082430"/><text:soft-page-break/><text:span text:style-name="T10">Martial</text:span><text:bookmark-end text:name="__RefHeading___Toc114_4128082430"/></text:h>
      <text:p text:style-name="P39">Flavor</text:p>
      <text:p text:style-name="P39">Effect</text:p>
      <text:p text:style-name="P39">Next options:</text:p>
      <text:p text:style-name="P39">1</text:p>
      <text:p text:style-name="P39">2</text:p>
      <text:p text:style-name="P39">3</text:p>
      <text:p text:style-name="P14"><text:span text:style-name="T4"/></text:p>
      <text:h text:style-name="P32" text:outline-level="3"><text:bookmark-start text:name="__RefHeading___Toc116_4128082430"/>Fighter<text:bookmark-end text:name="__RefHeading___Toc116_4128082430"/></text:h>
      <text:p text:style-name="P39">Flavor</text:p>
      <text:p text:style-name="P39">Effect</text:p>
      <text:p text:style-name="P39">Next options:</text:p>
      <text:p text:style-name="P39">1</text:p>
      <text:p text:style-name="P39">2</text:p>
      <text:p text:style-name="P39">3</text:p>
      <text:p text:style-name="P10"><text:span text:style-name="T4"/></text:p>
      <text:h text:style-name="P33" text:outline-level="3"><text:bookmark-start text:name="__RefHeading___Toc118_4128082430"/>Tactician<text:bookmark-end text:name="__RefHeading___Toc118_4128082430"/></text:h>
      <text:p text:style-name="P40">Flavor</text:p>
      <text:p text:style-name="P40">Effect</text:p>
      <text:p text:style-name="P40">Next options:</text:p>
      <text:p text:style-name="P40">1</text:p>
      <text:p text:style-name="P40">2</text:p>
      <text:p text:style-name="P40">3</text:p>
      <text:p text:style-name="P10"><text:span text:style-name="T4"/></text:p>
      <text:h text:style-name="P32" text:outline-level="3"><text:bookmark-start text:name="__RefHeading___Toc120_4128082430"/>Ranger<text:bookmark-end text:name="__RefHeading___Toc120_4128082430"/></text:h>
      <text:p text:style-name="P41">Flavor</text:p>
      <text:p text:style-name="P41">Effect</text:p>
      <text:p text:style-name="P41">Next options:</text:p>
      <text:p text:style-name="P41">1</text:p>
      <text:p text:style-name="P41">2</text:p>
      <text:p text:style-name="P41">3</text:p>
      <text:p text:style-name="P11"><text:span text:style-name="T4"/></text:p>
      <text:h text:style-name="P34" text:outline-level="3"><text:bookmark-start text:name="__RefHeading___Toc122_4128082430"/>Rogue<text:bookmark-end text:name="__RefHeading___Toc122_4128082430"/></text:h>
      <text:p text:style-name="P40">Flavor</text:p>
      <text:p text:style-name="P40">Effect</text:p>
      <text:p text:style-name="P40">Next options:</text:p>
      <text:p text:style-name="P40">1</text:p>
      <text:p text:style-name="P40">2</text:p>
      <text:p text:style-name="P40">3</text:p>
      <text:p text:style-name="P12"><text:span text:style-name="T4"/></text:p>
      <text:h text:style-name="Heading_20_3" text:outline-level="3"><text:bookmark-start text:name="__RefHeading___Toc124_4128082430"/><text:span text:style-name="T4">I</text:span><text:span text:style-name="T2">nventor</text:span><text:bookmark-end text:name="__RefHeading___Toc124_4128082430"/></text:h>
      <text:p text:style-name="P40">Flavor</text:p>
      <text:p text:style-name="P40">Effect</text:p>
      <text:p text:style-name="P40">Next options:</text:p>
      <text:p text:style-name="P40">1</text:p>
      <text:p text:style-name="P40">2</text:p>
      <text:p text:style-name="P40">3</text:p>
      <text:p text:style-name="P10"><text:span text:style-name="T4"/></text:p>
      <text:p text:style-name="P10"><text:span text:style-name="T4"/></text:p>
      <text:p text:style-name="P10"><text:span text:style-name="T4"/></text:p>
      <text:h text:style-name="P21" text:outline-level="1"><text:bookmark-start text:name="__RefHeading___Toc13_4128082430"/>Features<text:bookmark-end text:name="__RefHeading___Toc13_4128082430"/></text:h>
      <text:p text:style-name="P6"><text:span text:style-name="T2"/></text:p>
      <text:h text:style-name="P24" text:outline-level="2"><text:bookmark-start text:name="__RefHeading___Toc25_4128082430"/>Racial Features<text:bookmark-end text:name="__RefHeading___Toc25_4128082430"/></text:h>
      <text:p text:style-name="P6"/>
      <text:h text:style-name="P36" text:outline-level="3"><text:span text:style-name="T16">Low Light Vision</text:span></text:h>
      <text:p text:style-name="P48">See better in the dark.</text:p>
      <text:h text:style-name="P24" text:outline-level="2"/>
      <text:h text:style-name="P24" text:outline-level="2"><text:bookmark-start text:name="__RefHeading___Toc33_4128082430"/><text:span text:style-name="T15">Class </text:span>Features<text:bookmark-end text:name="__RefHeading___Toc33_4128082430"/></text:h>
      <text:h text:style-name="P27" text:outline-level="3"/>
      <text:h text:style-name="P27" text:outline-level="3"><text:bookmark-start text:name="__RefHeading___Toc15_4128082430"/>Magical Conduit<text:bookmark-end text:name="__RefHeading___Toc15_4128082430"/></text:h>
      <text:p text:style-name="P3">You have a pool of Spell Points equal to twice your Investment in the Wizard Class.</text:p>
      <text:h text:style-name="P27" text:outline-level="3"/>
      <text:h text:style-name="P27" text:outline-level="3"><text:bookmark-start text:name="__RefHeading___Toc17_4128082430"/>Fighting Spirit<text:bookmark-end text:name="__RefHeading___Toc17_4128082430"/></text:h>
      <text:p text:style-name="P3">You have a pool of Surge Dice. These are a number of d10's equal to your Investment in the Warrior Class.</text:p>
      <text:p text:style-name="P3">You gain the Steel Yourself action.</text:p>
      <text:h text:style-name="P27" text:outline-level="3"/>
      <text:h text:style-name="P27" text:outline-level="3"><text:bookmark-start text:name="__RefHeading___Toc19_4128082430"/>Careful Focus<text:bookmark-end text:name="__RefHeading___Toc19_4128082430"/></text:h>
      <text:p text:style-name="P3">You have a pool of Focus Dice. These are a number of d6's equal to your Investment in the Expert Class.</text:p>
      <text:p text:style-name="P6"><text:span text:style-name="T2"/></text:p>
      <text:p text:style-name="P3">After you roll for a Skill Check but before the GM reveals the results of that check, you may expend one Focus Die. Roll it and add the result to your skill Check</text:p>
      <text:h text:style-name="P24" text:outline-level="2"/>
      <text:h text:style-name="P24" text:outline-level="2"><text:bookmark-start text:name="__RefHeading___Toc35_4128082430"/>Archetype Features<text:bookmark-end text:name="__RefHeading___Toc35_4128082430"/></text:h>
      <text:h text:style-name="P23" text:outline-level="1"><text:bookmark-start text:name="__RefHeading___Toc57_4128082430"/>Glossary<text:bookmark-end text:name="__RefHeading___Toc57_4128082430"/></text:h>
      <text:h text:style-name="P24" text:outline-level="2"/>
      <text:h text:style-name="P24" text:outline-level="2"><text:bookmark-start text:name="__RefHeading___Toc59_4128082430"/>Action<text:bookmark-end text:name="__RefHeading___Toc59_4128082430"/></text:h>
      <text:p text:style-name="P6">Represents a moment in time that a creature uses to do something. Typically, each creature gets 3 Actions per turn.</text:p>
      <text:p text:style-name="P6"/>
      <text:h text:style-name="P24" text:outline-level="2"><text:bookmark-start text:name="__RefHeading___Toc61_4128082430"/>Advantage<text:bookmark-end text:name="__RefHeading___Toc61_4128082430"/></text:h>
      <text:p text:style-name="P6">Represents special circumstances that make you more likely to succeed, <text:span text:style-name="T9">often represented as just a + or a +(#) when there is multiple advantage</text:span>. When a Skill Check has Advantage, <text:span text:style-name="T9">you may </text:span>roll <text:span text:style-name="T9">a new</text:span> 1d20 <text:span text:style-name="T8">and use that result instead</text:span>. This effect can stack to roll several d20s at the same time, <text:span text:style-name="T8">you may also choose to have any additional stack</text:span><text:span text:style-name="T9">s</text:span><text:span text:style-name="T8"> of advantage convert to a +1 bonus </text:span><text:span text:style-name="T9">per</text:span><text:span text:style-name="T8">, this is done after </text:span><text:span text:style-name="T9">having rolled and used any advantage to re-rol</text:span>l.</text:p>
      <text:p text:style-name="P6"/>
      <text:h text:style-name="P24" text:outline-level="2"><text:bookmark-start text:name="__RefHeading___Toc63_4128082430"/>Disadvantage<text:bookmark-end text:name="__RefHeading___Toc63_4128082430"/></text:h>
      <text:p text:style-name="P6">Represents special circumstances that make you more likely to fail. When a Skill Check has Disadvantage, roll an additional 1d20 and use the lowest result. This effect can stack to roll several d20s at the same time. When both advantage and disadvantage effects are present on the same roll, they are canceled out in matched pairs until only one or the other remains.</text:p>
      <text:p text:style-name="P6"/>
      <text:h text:style-name="P24" text:outline-level="2"><text:bookmark-start text:name="__RefHeading___Toc65_4128082430"/>Class<text:bookmark-end text:name="__RefHeading___Toc65_4128082430"/></text:h>
      <text:p text:style-name="P6">A <text:span text:style-name="T17">very </text:span>general category that represents your training, skills, and abilities. There are three Classes:</text:p>
      <text:p text:style-name="P6"/>
      <text:h text:style-name="P27" text:outline-level="3"><text:bookmark-start text:name="__RefHeading___Toc67_4128082430"/>Wizard<text:bookmark-end text:name="__RefHeading___Toc67_4128082430"/></text:h>
      <text:p text:style-name="P6"/>
      <text:h text:style-name="P27" text:outline-level="3"><text:bookmark-start text:name="__RefHeading___Toc69_4128082430"/>Warrior<text:bookmark-end text:name="__RefHeading___Toc69_4128082430"/></text:h>
      <text:p text:style-name="P6"/>
      <text:h text:style-name="P27" text:outline-level="3"><text:bookmark-start text:name="__RefHeading___Toc71_4128082430"/>Expert<text:bookmark-end text:name="__RefHeading___Toc71_4128082430"/></text:h>
      <text:p text:style-name="P6"/>
      <text:h text:style-name="P24" text:outline-level="2"><text:bookmark-start text:name="__RefHeading___Toc73_4128082430"/>Archetypes<text:bookmark-end text:name="__RefHeading___Toc73_4128082430"/></text:h>
      <text:p text:style-name="P6">The specifics of your <text:span text:style-name="T9">C</text:span>lass, they fine tune your character, they grant Feats, <text:span text:style-name="T17">stat increases, and other things</text:span></text:p>
      <text:p text:style-name="P6"/>
      <text:h text:style-name="P27" text:outline-level="3"><text:bookmark-start text:name="__RefHeading___Toc75_4128082430"/>List of Archetypes<text:bookmark-end text:name="__RefHeading___Toc75_4128082430"/></text:h>
      <text:p text:style-name="P6"/>
      <text:h text:style-name="P24" text:outline-level="2"><text:bookmark-start text:name="__RefHeading___Toc77_4128082430"/>Feat<text:span text:style-name="T8">ure</text:span><text:bookmark-end text:name="__RefHeading___Toc77_4128082430"/></text:h>
      <text:p text:style-name="P6"><text:span text:style-name="T8">Also called Feat, a</text:span>n additional ability or trait granted to you by training under your Class</text:p>
      <text:p text:style-name="P6"/>
      <text:h text:style-name="P24" text:outline-level="2"><text:bookmark-start text:name="__RefHeading___Toc79_4128082430"/>Initiative<text:bookmark-end text:name="__RefHeading___Toc79_4128082430"/></text:h>
      <text:p text:style-name="P6">Represents how quickly you act when danger arises. Mechanically, it determines turn order in combat.</text:p>
      <text:p text:style-name="P6"/>
      <text:h text:style-name="P24" text:outline-level="2"><text:bookmark-start text:name="__RefHeading___Toc81_4128082430"/>Investment<text:bookmark-end text:name="__RefHeading___Toc81_4128082430"/></text:h>
      <text:p text:style-name="P6">The number of Skill Points you have used to gain Feats in a given Class. Represents the time and effort dedicated to honing your skills in that Class</text:p>
      <text:p text:style-name="P6"><text:soft-page-break/></text:p>
      <text:h text:style-name="P24" text:outline-level="2"><text:bookmark-start text:name="__RefHeading___Toc83_4128082430"/>Level<text:bookmark-end text:name="__RefHeading___Toc83_4128082430"/></text:h>
      <text:p text:style-name="P6">A general indicator of how powerful a character is.</text:p>
      <text:p text:style-name="P6"/>
      <text:h text:style-name="P24" text:outline-level="2"><text:bookmark-start text:name="__RefHeading___Toc85_4128082430"/>Reaction<text:bookmark-end text:name="__RefHeading___Toc85_4128082430"/></text:h>
      <text:p text:style-name="P6">A reflexive response triggered by an outside circumstance. Usually, creatures only have one reaction per round.</text:p>
      <text:p text:style-name="P6"/>
      <text:h text:style-name="P24" text:outline-level="2"><text:bookmark-start text:name="__RefHeading___Toc87_4128082430"/>Rest<text:bookmark-end text:name="__RefHeading___Toc87_4128082430"/></text:h>
      <text:p text:style-name="P6">Taking time to sleep, relax, and recover from your adventures.</text:p>
      <text:p text:style-name="P6"/>
      <text:h text:style-name="P24" text:outline-level="2"><text:bookmark-start text:name="__RefHeading___Toc89_4128082430"/>Skill Check<text:bookmark-end text:name="__RefHeading___Toc89_4128082430"/></text:h>
      <text:p text:style-name="P6">Represents a moment where luck and skill play into the results of a creature's actions. Usually done by rolling 1d20, adding relevant modifiers, and comparing the results to some arbitrary "difficulty" number set by the Game Master.</text:p>
      <text:p text:style-name="P6"/>
      <text:h text:style-name="P24" text:outline-level="2"><text:bookmark-start text:name="__RefHeading___Toc91_4128082430"/>Skill Points<text:bookmark-end text:name="__RefHeading___Toc91_4128082430"/></text:h>
      <text:p text:style-name="P6">The cumulation of your experience. Spent to unlock Feats. Characters are usually granted two per Level</text:p>
      <text:p text:style-name="P6"/>
      <text:h text:style-name="P24" text:outline-level="2"><text:bookmark-start text:name="__RefHeading___Toc93_4128082430"/>Stats<text:bookmark-end text:name="__RefHeading___Toc93_4128082430"/></text:h>
      <text:p text:style-name="P6">The numerical representation of your various physical and mental traits. Creatures have five stats:</text:p>
      <text:p text:style-name="P6"/>
      <text:h text:style-name="P27" text:outline-level="3"><text:bookmark-start text:name="__RefHeading___Toc95_4128082430"/>Strength<text:bookmark-end text:name="__RefHeading___Toc95_4128082430"/></text:h>
      <text:p text:style-name="P6">Raw physical prowess</text:p>
      <text:p text:style-name="P6"/>
      <text:h text:style-name="P27" text:outline-level="3"><text:bookmark-start text:name="__RefHeading___Toc97_4128082430"/>Nimble<text:bookmark-end text:name="__RefHeading___Toc97_4128082430"/></text:h>
      <text:p text:style-name="P6">Speed, reflexes, and fine-tuned control over your body</text:p>
      <text:p text:style-name="P6"/>
      <text:h text:style-name="P27" text:outline-level="3"><text:bookmark-start text:name="__RefHeading___Toc99_4128082430"/>Tough<text:bookmark-end text:name="__RefHeading___Toc99_4128082430"/></text:h>
      <text:p text:style-name="P6">The ability to keep going despite outside physical influences</text:p>
      <text:p text:style-name="P6"/>
      <text:h text:style-name="P27" text:outline-level="3"><text:bookmark-start text:name="__RefHeading___Toc101_4128082430"/>Intellect<text:bookmark-end text:name="__RefHeading___Toc101_4128082430"/></text:h>
      <text:p text:style-name="P6">The ability to take in and process information</text:p>
      <text:p text:style-name="P6"/>
      <text:h text:style-name="P27" text:outline-level="3"><text:bookmark-start text:name="__RefHeading___Toc103_4128082430"/>Charm<text:bookmark-end text:name="__RefHeading___Toc103_4128082430"/></text:h>
      <text:p text:style-name="P6">The ability to exert your will on others around you</text:p>
      <text:p text:style-name="P6"/>
      <text:h text:style-name="P24" text:outline-level="2"><text:bookmark-start text:name="__RefHeading___Toc105_4128082430"/>Walking Speed<text:bookmark-end text:name="__RefHeading___Toc105_4128082430"/></text:h>
      <text:p text:style-name="P6">The number of feet a creature can move by carrying itself along the ground with one Action.</text:p>
      <text:p text:style-name="P6"/>
      <text:h text:style-name="P24" text:outline-level="2"><text:bookmark-start text:name="__RefHeading___Toc107_4128082430"/>Spell Points<text:bookmark-end text:name="__RefHeading___Toc107_4128082430"/></text:h>
      <text:p text:style-name="P6">Used to cast spells, spells each take a different number of Spell Points to use in addition to their Action cost, some spells are flexible with the number of Spell Points you can use, usually for a differing effect. They are granted by the Magical Conduit Feat</text:p>
      <text:p text:style-name="P6"><text:soft-page-break/></text:p>
      <text:h text:style-name="P24" text:outline-level="2"><text:bookmark-start text:name="__RefHeading___Toc109_4128082430"/>Surge-Die<text:bookmark-end text:name="__RefHeading___Toc109_4128082430"/></text:h>
      <text:p text:style-name="P6">You have a pool of Surge Dice. These are a number of d10's equal to your Investment in the warrior Class. They have multiple uses granted by Feats (ex. Steel Yourself)</text:p>
      <text:p text:style-name="P6"/>
      <text:h text:style-name="P24" text:outline-level="2"><text:bookmark-start text:name="__RefHeading___Toc111_4128082430"/>Focus-Die<text:bookmark-end text:name="__RefHeading___Toc111_4128082430"/></text:h>
      <text:p text:style-name="P6">Needs expla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3"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3" fo:font-family="'DejaVu Serif'" style:font-style-name="Book" style:font-family-generic="roman" style:font-pitch="variable"/>
    </style:style>
    <style:style style:name="Heading" style:family="paragraph" style:parent-style-name="Standard" style:next-style-name="Text_20_body" style:class="text" style:master-page-name="">
      <style:paragraph-properties fo:margin-top="0in" fo:margin-bottom="0in" style:contextual-spacing="false" style:page-number="auto" fo:keep-with-next="always"/>
      <style:text-properties style:font-name="DejaVu Serif3" fo:font-family="'DejaVu Serif'" style:font-style-name="Book"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color="#2a6099" loext:opacity="100%"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color="#2a6099"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1" fo:font-family="'DejaVu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style:font-name="DejaVu Serif1" fo:font-family="'DejaVu Serif'"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in" fo:margin-bottom="0in" style:contextual-spacing="false"/>
      <style:text-properties style:font-name="DejaVu Serif1" fo:font-family="'DejaVu Serif'" style:font-style-name="Bold" style:font-family-generic="roman" style:font-pitch="variable" fo:font-size="12pt" fo:font-style="normal"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use-window-font-color="true" loext:opacity="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in" fo:margin-bottom="0in" style:contextual-spacing="false"/>
      <style:text-properties style:font-name="DejaVu Serif2" fo:font-family="'DejaVu Serif'" style:font-style-name="Bold Italic"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ext_20_body_20_indent" style:display-name="Text body indent" style:family="paragraph" style:parent-style-name="Text_20_body" style:class="text">
      <style:paragraph-properties fo:margin-lef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09:46:13.415937548</meta:creation-date>
    <dc:date>2025-11-06T12:41:26.155690820</dc:date>
    <meta:editing-duration>PT3H8M37S</meta:editing-duration>
    <meta:editing-cycles>4</meta:editing-cycles>
    <meta:generator>LibreOffice/24.2.7.2$Linux_X86_64 LibreOffice_project/420$Build-2</meta:generator>
    <meta:document-statistic meta:table-count="0" meta:image-count="0" meta:object-count="0" meta:page-count="10" meta:paragraph-count="223" meta:word-count="996" meta:character-count="5593" meta:non-whitespace-character-count="4820"/>
  </office:meta>
</office:document-meta>
</file>